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2pt" officeooo:rsid="0004c2ce" officeooo:paragraph-rsid="0004c2ce" style:font-size-asian="22pt" style:font-size-complex="22pt"/>
    </style:style>
    <style:style style:name="P3" style:family="paragraph" style:parent-style-name="Standard">
      <style:text-properties fo:font-size="22pt" officeooo:rsid="0004c2ce" officeooo:paragraph-rsid="0004c2ce" style:font-size-asian="22pt" style:font-size-complex="22pt"/>
    </style:style>
    <style:style style:name="P4" style:family="paragraph" style:parent-style-name="Standard">
      <style:text-properties fo:font-size="22pt" officeooo:rsid="000d5988" officeooo:paragraph-rsid="000d5988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un through command line </text:p>
      <text:p text:style-name="P2">mvn test <text:s/></text:p>
      <text:p text:style-name="P2"/>
      <text:p text:style-name="P2">mvn test -DCucumberOptions="--tags @smoketest"</text:p>
      <text:p text:style-name="P2"/>
      <text:p text:style-name="P4">mvn test verify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2:15.148585366</meta:creation-date>
    <dc:date>2022-06-10T10:39:04.237789985</dc:date>
    <meta:editing-duration>PT4M2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4" meta:character-count="96" meta:non-whitespace-character-count="84"/>
  </office:meta>
</office:document-meta>
</file>